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6389618651339241889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2589727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2593694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2579922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3140600931406786595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1035076953407020311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3">2.<text:tab/>Next continue running but now adjust pace up and down in order to keep HR <text:tab/>near HR0. <text:s/>Record mile splits on a watch. <text:s/>The split for the 3rd mile is Tmax.</text:p>
          <text:p text:style-name="P54">Continued</text:p>
          <text:p text:style-name="P55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3549892607700600038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8455216343597352519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1137736727946230390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1735429065491159280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9211113811933734269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7"><text:span text:style-name="T3"/></text:p>
      <text:p text:style-name="P17"><text:span text:style-name="T3">Fri April 12, 2019 </text:span>5 mile<text:span text:style-name="T3"> <text:s/></text:span></text:p>
      <text:p text:style-name="P17"><text:span text:style-name="T3">I ran 1 mile to the Allegheny outdoor track, 3 miles on the track, and <text:s/>home.</text:span></text:p>
      <text:p text:style-name="P17"><text:span text:style-name="T3">Average pace: 10:27</text:span></text:p>
      <text:p text:style-name="P17"><text:span text:style-name="T3"/></text:p>
      <text:p text:style-name="P17">In the past week: 30.2 miles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4-12T12:38:54.86</dc:date>
    <dc:creator>James  Lombardi</dc:creator>
    <meta:editing-duration>P8DT8H18M34S</meta:editing-duration>
    <meta:editing-cycles>745</meta:editing-cycles>
    <meta:generator>OpenOffice/4.1.2$Win32 OpenOffice.org_project/412m3$Build-9782</meta:generator>
    <meta:document-statistic meta:table-count="0" meta:image-count="0" meta:object-count="0" meta:page-count="28" meta:paragraph-count="741" meta:word-count="9378" meta:character-count="46969"/>
  </office:meta>
</office:document-meta>
</file>